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914" officeooo:paragraph-rsid="00155914"/>
    </style:style>
    <style:style style:name="P2" style:family="paragraph" style:parent-style-name="Standard">
      <style:text-properties officeooo:rsid="001ac4e2" officeooo:paragraph-rsid="001ac4e2"/>
    </style:style>
    <style:style style:name="P3" style:family="paragraph" style:parent-style-name="Standard">
      <style:text-properties officeooo:rsid="001ac4e2" officeooo:paragraph-rsid="001c9f04"/>
    </style:style>
    <style:style style:name="P4" style:family="paragraph" style:parent-style-name="Standard">
      <style:text-properties officeooo:rsid="001c9f04" officeooo:paragraph-rsid="001c9f04"/>
    </style:style>
    <style:style style:name="P5" style:family="paragraph" style:parent-style-name="Standard">
      <style:text-properties officeooo:rsid="001d24ff" officeooo:paragraph-rsid="001d24ff"/>
    </style:style>
    <style:style style:name="P6" style:family="paragraph" style:parent-style-name="Standard">
      <style:text-properties officeooo:rsid="001de4d7" officeooo:paragraph-rsid="001de4d7"/>
    </style:style>
    <style:style style:name="T1" style:family="text">
      <style:text-properties officeooo:rsid="0019b4ad"/>
    </style:style>
    <style:style style:name="T2" style:family="text">
      <style:text-properties officeooo:rsid="001a75aa"/>
    </style:style>
    <style:style style:name="T3" style:family="text">
      <style:text-properties officeooo:rsid="001c9f04"/>
    </style:style>
    <style:style style:name="T4" style:family="text">
      <style:text-properties officeooo:rsid="001d24ff"/>
    </style:style>
    <style:style style:name="T5" style:family="text">
      <style:text-properties officeooo:rsid="001de4d7"/>
    </style:style>
    <style:style style:name="T6" style:family="text">
      <style:text-properties officeooo:rsid="001fcd9f"/>
    </style:style>
    <style:style style:name="T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goal <text:span text:style-name="T1">and setup</text:span>:</text:p>
      <text:p text:style-name="P1"/>
      <text:p text:style-name="P1"><text:span text:style-name="T2"><text:tab/>Gather and analyze a corpus of texts produced from bilingual twitter users, in order to determine similarities/differences in the users’ writing between languages. To determine this we will use several standard metrics for the analysis of vocabulary richness and textual complexity: average word length, average sentence length, TTR, Hapax %, and Yules K, comparing the resulting values of each user with a linear regression trained on the gathered data. </text:span></text:p>
      <text:p text:style-name="P1"/>
      <text:p text:style-name="P2">Gathering a Corpus:</text:p>
      <text:p text:style-name="P3"><text:tab/>Before gathering the tweets we needed to find a suitable base of users, who were proficient in both English and Russian and wrote consistently in both languages. This part of the process was done by ha<text:span text:style-name="T3">n</text:span>d, <text:span text:style-name="T3">seeing </text:span>as we needed to analyze the writing of every author to determine their capabilities in each language. <text:span text:style-name="T3">All together we gathered 48 users. </text:span>The resulting user base consisted mainly of users from major cities in the United States and Canada, as well as a few users from Russia and a <text:span text:style-name="T3">other</text:span> European countries. <text:span text:style-name="T3">Most all of the users found were native or heritage speakers of both languages with the exception of a few Russian native speaking users, who were very proficient in their knowledge of English. </text:span></text:p>
      <text:p text:style-name="P4"/>
      <text:p text:style-name="P4">Downloading the Corpus:</text:p>
      <text:p text:style-name="P4"><text:tab/>The corpus of text itself were downloaded with the help of the python library tweepy, and subsequently separated into Russian and English tweets for each author. This was done by first removing hashtags, as we did not include the presence of hashtags in our analysis, and they are for the most part always written in English. We then analyzed the main language of each tweet, while simultaneously checking for a minority language (most likely English, especially city names) <text:span text:style-name="T4">if the minority language consisted of two words or less (such as city, brand, or company names) then it was saved under the majority language.</text:span></text:p>
      <text:p text:style-name="P4"/>
      <text:p text:style-name="P5">Preprocessing the corpus:</text:p>
      <text:p text:style-name="P5"><text:tab/>We also preprocessed all of the tweets to make sure that they were viable additions to the corpus, this meant for the most part that they were tweets written by the user themselves. In order to achieve this, we removed all tweets containing hyperlinks, as these tweets more often then not were written by bots. In addition we attempted to remove all tweets that were reposts from news sources (most common being RT). After this we then looked a<text:span text:style-name="T5">t</text:span> tweets containing citations. If the tweet consisted only of quoted text or if the quoted text was more than 2 words or ha<text:span text:style-name="T5">lf of the total sentence length, then it was discarded. Lastly we deleted any mentions, represented on twitter with an @ symbol and then text directly attached to it, because, similar to the hashtags, we were interested in analyzing only the text of the author.</text:span></text:p>
      <text:p text:style-name="P5"/>
      <text:p text:style-name="P6">Analyzing the data:</text:p>
      <text:p text:style-name="P6"><text:tab/>Using a self created python program we determined the values of the 5 metrics mentioned above for each user in each language resulting in 10 different metrics for every user (5 for English tweets and 5 for Russian tweets). <text:span text:style-name="T6">Before computing these statistics, words were lowercased, but not lemmatized. </text:span>Word length average and Sentence length averages were computed by finding their relative means. Haptax % <text:span text:style-name="T6">was computed using the ratio</text:span> of the quantity of <text:span text:style-name="T7">hapax legomenon</text:span> (word<text:span text:style-name="T6">forms that appear only once in a text) </text:span>with respect to <text:span text:style-name="T6">the quantity of other</text:span> <text:span text:style-name="T6">wordforms that occur more than one time in a text. TTR (type token ratio) was calculated by determining the ratio of tokens which appeared only once in a text and of the overall quantity of tokens. Lastly, Yules-K was found utilizing the following formula [10,000 * (M2 – M1) / (M1 * M1)], where M2 is summation of the products of every observed frequency to the power of two multiplied by the amount of unique </text:span><text:soft-page-break/><text:span text:style-name="T6">wordforms, and M1 is the quantity of all wordforms in a text. After these values were calculated, we then performed 5 different rudimentary linear regression on every metric using English metrics as the independent variables and the Russian metrics as the dependent variables. After analyzing the data the first time, it was decided that the data should be normalized, using feature scaling, in order to diminish the influence of outlying data values. TЕhe aforementioned process was repeated again using the scaled values for each metr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5:13:54.204264755</meta:creation-date>
    <dc:date>2016-09-30T16:58:04.666819428</dc:date>
    <meta:editing-duration>PT23H27M59S</meta:editing-duration>
    <meta:editing-cycles>2</meta:editing-cycles>
    <meta:generator>LibreOffice/5.1.4.2$Linux_X86_64 LibreOffice_project/10m0$Build-2</meta:generator>
    <meta:document-statistic meta:table-count="0" meta:image-count="0" meta:object-count="0" meta:page-count="2" meta:paragraph-count="10" meta:word-count="707" meta:character-count="4230" meta:non-whitespace-character-count="3525"/>
  </office:meta>
</office:document-meta>
</file>